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8ad" officeooo:paragraph-rsid="000758ad"/>
    </style:style>
    <style:style style:name="P2" style:family="paragraph" style:parent-style-name="Standard">
      <style:text-properties officeooo:paragraph-rsid="000758ad"/>
    </style:style>
    <style:style style:name="P3" style:family="paragraph" style:parent-style-name="Standard">
      <style:text-properties officeooo:rsid="000a9416" officeooo:paragraph-rsid="000a9416"/>
    </style:style>
    <style:style style:name="P4" style:family="paragraph" style:parent-style-name="Standard">
      <style:text-properties officeooo:rsid="000a9416" officeooo:paragraph-rsid="000758ad"/>
    </style:style>
    <style:style style:name="P5" style:family="paragraph" style:parent-style-name="Standard">
      <style:text-properties officeooo:rsid="000b36bb" officeooo:paragraph-rsid="000b36bb"/>
    </style:style>
    <style:style style:name="P6" style:family="paragraph" style:parent-style-name="Standard">
      <style:text-properties officeooo:rsid="000b36bb" officeooo:paragraph-rsid="000a9416"/>
    </style:style>
    <style:style style:name="P7" style:family="paragraph" style:parent-style-name="Standard">
      <style:text-properties officeooo:rsid="001269b0" officeooo:paragraph-rsid="001269b0"/>
    </style:style>
    <style:style style:name="P8" style:family="paragraph" style:parent-style-name="Standard">
      <style:text-properties officeooo:paragraph-rsid="00136f70"/>
    </style:style>
    <style:style style:name="T1" style:family="text">
      <style:text-properties officeooo:rsid="000758ad"/>
    </style:style>
    <style:style style:name="T2" style:family="text">
      <style:text-properties officeooo:rsid="0008dc0a"/>
    </style:style>
    <style:style style:name="T3" style:family="text">
      <style:text-properties officeooo:rsid="000a9416"/>
    </style:style>
    <style:style style:name="T4" style:family="text">
      <style:text-properties officeooo:rsid="000b36bb"/>
    </style:style>
    <style:style style:name="T5" style:family="text">
      <style:text-properties officeooo:rsid="000cccd3"/>
    </style:style>
    <style:style style:name="T6" style:family="text">
      <style:text-properties officeooo:rsid="000dabb5"/>
    </style:style>
    <style:style style:name="T7" style:family="text">
      <style:text-properties officeooo:rsid="000ecfc2"/>
    </style:style>
    <style:style style:name="T8" style:family="text">
      <style:text-properties officeooo:rsid="001089d5"/>
    </style:style>
    <style:style style:name="T9" style:family="text">
      <style:text-properties officeooo:rsid="0012b136"/>
    </style:style>
    <style:style style:name="T10" style:family="text">
      <style:text-properties officeooo:rsid="00136f70"/>
    </style:style>
    <style:style style:name="T11" style:family="text">
      <style:text-properties officeooo:rsid="00164a33"/>
    </style:style>
    <style:style style:name="T12" style:family="text">
      <style:text-properties officeooo:rsid="00165c08"/>
    </style:style>
    <style:style style:name="T13" style:family="text">
      <style:text-properties officeooo:rsid="00199f27"/>
    </style:style>
    <style:style style:name="T14" style:family="text">
      <style:text-properties officeooo:rsid="001dc0d9"/>
    </style:style>
    <style:style style:name="T15" style:family="text">
      <style:text-properties officeooo:rsid="001e2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circus.</text:p>
      <text:p text:style-name="P1"/>
      <text:p text:style-name="P2"><text:tab/>More than <text:span text:style-name="T2">twenty</text:span> years ago I started volunteering with a local youth circus program in my home town of Chicago. Although I could hardly juggle, I could help <text:span text:style-name="T13">as a</text:span> <text:span text:style-name="T5">homework </text:span><text:span text:style-name="T13">tutor on the </text:span>program<text:span text:style-name="T6">. </text:span><text:span text:style-name="T7">I</text:span>t was a bonus that as a volunteer I had access to weekly acrobatics classes with an amazing coach. I was just 20 years old at the time and within a year I would have drop out of university <text:span text:style-name="T14">(</text:span>much to my parents’ chagrin<text:span text:style-name="T14">)</text:span> <text:span text:style-name="T7">and </text:span>be dedicati<text:span text:style-name="T5">ng</text:span> all my time to training and teaching circus- <text:span text:style-name="T2">a choice that would shape a huge part of the next two decades of my life. </text:span></text:p>
      <text:p text:style-name="P1"><text:tab/><text:span text:style-name="T2">Although the cliché of running away with the circus is often used metaphorically I literally did </text:span><text:span text:style-name="T14">just that</text:span><text:span text:style-name="T2">, although the face of circus has drastically change since I started. Theatres, street clothes and dreamlike movement can probably replace canvas, sawdust and horses in my story as a </text:span><text:span text:style-name="T14">circus </text:span><text:span text:style-name="T2">artist. I did get to see many places and work with amazing people </text:span><text:span text:style-name="T8">along the way,</text:span><text:span text:style-name="T2"> and teaching was </text:span><text:span text:style-name="T14">always</text:span><text:span text:style-name="T2"> a big part of my journey. Some highlights include working with Cirque Eloi</text:span><text:span text:style-name="T3">z</text:span><text:span text:style-name="T2">e </text:span><text:span text:style-name="T3">(Montreal), Ockham’s Razor (London), Chamaleon Theatre (Berlin) and the Midnight Circus (Chicago).</text:span></text:p>
      <text:p text:style-name="P2"><text:span text:style-name="T1"><text:tab/></text:span><text:span text:style-name="T4">I relocated to London in 2011 and have lived here since. </text:span><text:span text:style-name="T14">T</text:span><text:span text:style-name="T4">he pandemic </text:span><text:span text:style-name="T15">promoted me to stop performing as much,</text:span><text:span text:style-name="T4"> but </text:span><text:span text:style-name="T15">I</text:span><text:span text:style-name="T4"> am still involved in the performing arts, working as a self-employed circus teacher and rigger mainly based out of the National Centre for Circus Arts in Shoreditch.</text:span></text:p>
      <text:p text:style-name="P4"><text:tab/></text:p>
      <text:p text:style-name="P1"/>
      <text:p text:style-name="P3">To Coding.</text:p>
      <text:p text:style-name="P3"/>
      <text:p text:style-name="P7">My fascination with coding has sprung out of desire for <text:span text:style-name="T11">a</text:span> better understanding with the technologies that shape our life. It was during the first nation<text:span text:style-name="T11">al </text:span>lock down, <text:span text:style-name="T11">armed </text:span>with an abundance of <text:span text:style-name="T11">free </text:span>time, a feeling of wanting to find my next ‘thing’, and amazing free online learning resources, that I made my first real attempt at learning web development. <text:span text:style-name="T9">I was immediately drawn </text:span><text:span text:style-name="T11">to</text:span><text:span text:style-name="T9"> the presentation of ideas </text:span><text:span text:style-name="T11">provided by </text:span><text:span text:style-name="T9">front end web development and the creative potential of all the new tools I was learning.</text:span><text:span text:style-name="T11"> A</text:span><text:span text:style-name="T9">s normality encroached back into the world I put aside my learning and got on with life again. It was late </text:span><text:span text:style-name="T10">2022 </text:span><text:span text:style-name="T9">that </text:span><text:span text:style-name="T10">after a conversation with a friend who works in software development I realized I wasn’t done with coding.</text:span></text:p>
      <text:p text:style-name="P7"/>
      <text:p text:style-name="P8"><text:span text:style-name="T12">After more c</text:span>onversations with <text:span text:style-name="T13">people</text:span> who had retrained <text:span text:style-name="T12">as developers</text:span> I started to believe that this might be an industry I could <text:span text:style-name="T13">retrain to</text:span> work <text:span text:style-name="T13">in</text:span>. One of the things I find most appealing about the tech industry is the narrative it tells about how anyone, with some graft and learning, can join it’s ranks. It’s a very inclusive idea, and although I know it to have it’s short falls, it still allows for the possibilities of dreaming. Organisations like Founders and Coders, a non-profit with inclusivity at the heart of it’s educational model, only makes me more excited about the potential of working in a career that is both creative and inclusive. <text:s/></text:p>
      <text:p text:style-name="P6"/>
      <text:p text:style-name="P5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7T09:50:59.248000000</meta:creation-date>
    <dc:date>2023-03-26T14:33:51.900000000</dc:date>
    <meta:editing-duration>PT2H45M13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8" meta:word-count="494" meta:character-count="2823" meta:non-whitespace-character-count="2329"/>
  </office:meta>
</office:document-meta>
</file>